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1b4" officeooo:paragraph-rsid="001cf1b4"/>
    </style:style>
    <style:style style:name="P2" style:family="paragraph" style:parent-style-name="Standard">
      <style:paragraph-properties fo:line-height="200%"/>
      <style:text-properties officeooo:rsid="001cf1b4" officeooo:paragraph-rsid="001cf1b4"/>
    </style:style>
    <style:style style:name="P3" style:family="paragraph" style:parent-style-name="Standard">
      <style:paragraph-properties fo:line-height="200%"/>
      <style:text-properties officeooo:rsid="00030a7a" officeooo:paragraph-rsid="001cf1b4"/>
    </style:style>
    <style:style style:name="P4" style:family="paragraph" style:parent-style-name="Standard">
      <style:paragraph-properties fo:line-height="200%" style:shadow="none"/>
      <style:text-properties officeooo:rsid="00030a7a" officeooo:paragraph-rsid="001cf1b4"/>
    </style:style>
    <style:style style:name="T1" style:family="text">
      <style:text-properties officeooo:rsid="0003102e"/>
    </style:style>
    <style:style style:name="T2" style:family="text">
      <style:text-properties officeooo:rsid="0003344b"/>
    </style:style>
    <style:style style:name="T3" style:family="text">
      <style:text-properties officeooo:rsid="000f1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ra Lyn Barney</text:p>
      <text:p text:style-name="P1"/>
      <text:p text:style-name="P2">CS 202</text:p>
      <text:p text:style-name="P2">11 am Lab</text:p>
      <text:p text:style-name="P2">Project 6</text:p>
      <text:p text:style-name="P2"><text:tab/><text:tab/><text:tab/>Classes with Const and Constructors</text:p>
      <text:p text:style-name="P2"><text:tab/><text:span text:style-name="T1">The purpose of the program is to simulate a slot machine, the major difference between this project and our last projects is that this time we are using </text:span>two <text:span text:style-name="T1">classes. This project was showing us how classes </text:span>with two different classes, and how they can be combined and made more simple.<text:span text:style-name="T1"> Such as the print function instead of being many lines that gave me segfaults like the last project, this project was only a few lines. <text:s/>I added the bool data member I was missing from the last project.</text:span></text:p>
      <text:p text:style-name="P4"><text:tab/>The <text:span text:style-name="T1">design</text:span> of the program is first to create a makefile so that it is easier to compile all the files together. I like the makefile better than how we used to compile, the layout in the slide show that we got in the lab was very helpful in how to make the file. <text:span text:style-name="T1">The next thing that was added was that we created a</text:span> <text:s/><text:span text:style-name="T3">specification program which names all the classes that are private and public. I tried to do two different files for the different classes, however; when I tried this it gave me a fault saying that the symbols class was not declared. I added all the “.h” files into each with the include at the top of the file, however it came up with the same error. <text:s/>In the instructions we are given about how we are to create the classes. The next file created was the implementation file which states about how to run each program. This is also where we create the constructor and destructor. Then we have the main file which runs all the programs together. Many of the programs that we created from the last project were able to be created a lot easier. Many functions like the print function and the pick and print function were greatly simplified. </text:span></text:p>
      <text:p text:style-name="P3"><text:tab/><text:span text:style-name="T2">The difficulties I had with this project was understanding how to get two different classes into their own files. I know it was not mandatory, however; according to all the computer geniuses out there they said it is not proper coding. I also had problems from which I asked on Monday about how to </text:span><text:soft-page-break/><text:span text:style-name="T2">create the copy constructor, however; she was nice on Tuesday and went over it very heavily in class where it made more sense. I also had a problem with how to create the spin function, I know it is sad but I really did think it was going to be more complicated than just the random number generating and having it stop. <text:s/>If I had more time to spend on this project I would have really liked to figure out how to put the reel class in its own file, it is driving me absolutely bonk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21:56:35.994235914</meta:creation-date>
    <dc:date>2015-03-11T22:22:51.513713442</dc:date>
    <meta:editing-duration>PT8M38S</meta:editing-duration>
    <meta:editing-cycles>4</meta:editing-cycles>
    <meta:generator>LibreOffice/4.2.7.2$Linux_x86 LibreOffice_project/420m0$Build-2</meta:generator>
    <meta:document-statistic meta:table-count="0" meta:image-count="0" meta:object-count="0" meta:page-count="2" meta:paragraph-count="8" meta:word-count="471" meta:character-count="2505" meta:non-whitespace-character-count="2030"/>
  </office:meta>
</office:document-meta>
</file>